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 style:font-name="Lucida Console" fo:font-size="10pt" style:font-size-asian="10pt" style:font-size-complex="10pt"/>
    </style:style>
    <style:style style:name="P2" style:family="paragraph" style:parent-style-name="Standard">
      <style:text-properties fo:color="#ff0000" loext:opacity="100%" style:font-name="Lucida Console" fo:font-size="10pt" officeooo:paragraph-rsid="0021b819" style:font-size-asian="10pt" style:font-size-complex="10pt"/>
    </style:style>
    <style:style style:name="P3" style:family="paragraph" style:parent-style-name="Standard">
      <style:text-properties fo:color="#ff0000" loext:opacity="100%" style:font-name="Lucida Console" fo:font-size="10pt" officeooo:rsid="001f4e71" officeooo:paragraph-rsid="001f4e71" style:font-size-asian="10pt" style:font-size-complex="10pt"/>
    </style:style>
    <style:style style:name="P4" style:family="paragraph" style:parent-style-name="Standard">
      <style:text-properties fo:color="#ff0000" loext:opacity="100%" style:font-name="Lucida Console" fo:font-size="10pt" officeooo:paragraph-rsid="0020e11f" style:font-size-asian="10pt" style:font-size-complex="10pt"/>
    </style:style>
    <style:style style:name="P5" style:family="paragraph" style:parent-style-name="Standard">
      <style:text-properties fo:color="#ff0000" loext:opacity="100%" style:font-name="Lucida Console" fo:font-size="10pt" fo:language="ru" fo:country="RU" fo:font-weight="bold" officeooo:rsid="001ca136" officeooo:paragraph-rsid="001ca136" style:font-size-asian="10pt" style:font-weight-asian="bold" style:font-size-complex="10pt" style:font-weight-complex="bold"/>
    </style:style>
    <style:style style:name="P6" style:family="paragraph" style:parent-style-name="Standard">
      <style:text-properties fo:color="#ff0000" loext:opacity="100%" style:font-name="Lucida Console" fo:font-size="10pt" fo:font-weight="bold" officeooo:rsid="001f4e71" officeooo:paragraph-rsid="0021b819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0000" loext:opacity="100%" style:font-name="Lucida Console" fo:font-size="10pt" fo:font-weight="bold" officeooo:rsid="001f4e71" officeooo:paragraph-rsid="001f4e71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ff0000" loext:opacity="100%" style:font-name="Lucida Console" fo:font-size="10pt" fo:font-weight="bold" officeooo:rsid="001f4e71" officeooo:paragraph-rsid="001f9d7a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00a933" loext:opacity="100%"/>
    </style:style>
    <style:style style:name="P10" style:family="paragraph" style:parent-style-name="Standard">
      <style:text-properties fo:color="#00a933" loext:opacity="100%" style:font-name="Lucida Console" fo:font-size="10pt" style:font-size-asian="10pt" style:font-size-complex="10pt"/>
    </style:style>
    <style:style style:name="P11" style:family="paragraph" style:parent-style-name="Standard">
      <style:text-properties fo:color="#00a933" loext:opacity="100%" style:font-name="Lucida Console" fo:font-size="10pt" officeooo:paragraph-rsid="000a2c3c" style:font-size-asian="10pt" style:font-size-complex="10pt"/>
    </style:style>
    <style:style style:name="P12" style:family="paragraph" style:parent-style-name="Standard">
      <style:text-properties fo:color="#00a933" loext:opacity="100%" style:font-name="Lucida Console" fo:font-size="10pt" officeooo:paragraph-rsid="000aa869" style:font-size-asian="10pt" style:font-size-complex="10pt"/>
    </style:style>
    <style:style style:name="P13" style:family="paragraph" style:parent-style-name="Standard">
      <style:text-properties fo:color="#00a933" loext:opacity="100%" style:font-name="Lucida Console" fo:font-size="10pt" officeooo:paragraph-rsid="000b9bb5" style:font-size-asian="10pt" style:font-size-complex="10pt"/>
    </style:style>
    <style:style style:name="P14" style:family="paragraph" style:parent-style-name="Standard">
      <style:text-properties fo:color="#00a933" loext:opacity="100%" style:font-name="Lucida Console" fo:font-size="10pt" officeooo:paragraph-rsid="000d3036" style:font-size-asian="10pt" style:font-size-complex="10pt"/>
    </style:style>
    <style:style style:name="P15" style:family="paragraph" style:parent-style-name="Standard">
      <style:text-properties fo:color="#00a933" loext:opacity="100%" style:font-name="Lucida Console" fo:font-size="10pt" officeooo:paragraph-rsid="0015946b" style:font-size-asian="10pt" style:font-size-complex="10pt"/>
    </style:style>
    <style:style style:name="P16" style:family="paragraph" style:parent-style-name="Standard">
      <style:text-properties fo:color="#00a933" loext:opacity="100%" style:font-name="Lucida Console" fo:font-size="10pt" officeooo:paragraph-rsid="0019203c" style:font-size-asian="10pt" style:font-size-complex="10pt"/>
    </style:style>
    <style:style style:name="P17" style:family="paragraph" style:parent-style-name="Standard">
      <style:text-properties fo:color="#00a933" loext:opacity="100%" style:font-name="Lucida Console" fo:font-size="10pt" officeooo:paragraph-rsid="00199691" style:font-size-asian="10pt" style:font-size-complex="10pt"/>
    </style:style>
    <style:style style:name="P18" style:family="paragraph" style:parent-style-name="Standard">
      <style:text-properties fo:color="#00a933" loext:opacity="100%" style:font-name="Lucida Console" fo:font-size="10pt" officeooo:paragraph-rsid="0019cbde" style:font-size-asian="10pt" style:font-size-complex="10pt"/>
    </style:style>
    <style:style style:name="P19" style:family="paragraph" style:parent-style-name="Standard">
      <style:text-properties fo:color="#00a933" loext:opacity="100%" style:font-name="Lucida Console" fo:font-size="10pt" officeooo:rsid="0019cbde" officeooo:paragraph-rsid="0019cbde" style:font-size-asian="10pt" style:font-size-complex="10pt"/>
    </style:style>
    <style:style style:name="P20" style:family="paragraph" style:parent-style-name="Standard">
      <style:text-properties fo:color="#00a933" loext:opacity="100%" style:font-name="Lucida Console" fo:font-size="10pt" officeooo:paragraph-rsid="0020e11f" style:font-size-asian="10pt" style:font-size-complex="10pt"/>
    </style:style>
    <style:style style:name="P21" style:family="paragraph" style:parent-style-name="Standard">
      <style:text-properties fo:color="#00a933" loext:opacity="100%" style:font-name="Lucida Console" fo:font-size="10pt" officeooo:paragraph-rsid="0024fdb4" style:font-size-asian="10pt" style:font-size-complex="10pt"/>
    </style:style>
    <style:style style:name="P22" style:family="paragraph" style:parent-style-name="Standard">
      <style:text-properties fo:color="#00a933" loext:opacity="100%" style:font-name="Lucida Console" fo:font-size="10pt" fo:font-weight="bold" officeooo:rsid="000aa869" officeooo:paragraph-rsid="000aa869" style:font-size-asian="10pt" style:font-weight-asian="bold" style:font-size-complex="10pt" style:font-weight-complex="bold"/>
    </style:style>
    <style:style style:name="P23" style:family="paragraph" style:parent-style-name="Standard">
      <style:text-properties fo:color="#00a933" loext:opacity="100%" style:font-name="Lucida Console" fo:font-size="10pt" fo:font-weight="bold" officeooo:paragraph-rsid="0019cbde" style:font-size-asian="10pt" style:font-weight-asian="bold" style:font-size-complex="10pt" style:font-weight-complex="bold"/>
    </style:style>
    <style:style style:name="P24" style:family="paragraph" style:parent-style-name="Standard">
      <style:text-properties fo:color="#00a933" loext:opacity="100%" style:font-name="Lucida Console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text-properties fo:color="#00a933" loext:opacity="100%" style:font-name="Lucida Console" fo:font-size="10pt" fo:font-weight="bold" officeooo:rsid="001a2784" style:font-size-asian="10pt" style:font-weight-asian="bold" style:font-size-complex="10pt" style:font-weight-complex="bold"/>
    </style:style>
    <style:style style:name="P26" style:family="paragraph" style:parent-style-name="Standard">
      <style:text-properties fo:color="#00a933" loext:opacity="100%" style:font-name="Lucida Console" fo:font-size="10pt" fo:font-weight="bold" officeooo:rsid="001f9d7a" officeooo:paragraph-rsid="001f9d7a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00a933" loext:opacity="100%" style:font-name="Lucida Console" fo:font-size="10pt" fo:language="ru" fo:country="RU" fo:font-weight="bold" officeooo:rsid="000fdbea" officeooo:paragraph-rsid="000fdbea" style:font-size-asian="10pt" style:font-weight-asian="bold" style:font-size-complex="10pt" style:font-weight-complex="bold"/>
    </style:style>
    <style:style style:name="P28" style:family="paragraph" style:parent-style-name="Standard">
      <style:text-properties fo:color="#00a933" loext:opacity="100%" style:font-name="Lucida Console" fo:font-size="10pt" fo:language="ru" fo:country="RU" fo:font-weight="bold" officeooo:rsid="0010ed53" officeooo:paragraph-rsid="0010ed53" style:font-size-asian="10pt" style:font-weight-asian="bold" style:font-size-complex="10pt" style:font-weight-complex="bold"/>
    </style:style>
    <style:style style:name="P29" style:family="paragraph" style:parent-style-name="Standard">
      <style:text-properties fo:color="#00a933" loext:opacity="100%" style:font-name="Lucida Console" fo:font-size="10pt" fo:language="ru" fo:country="RU" fo:font-weight="bold" officeooo:rsid="001c8d4d" officeooo:paragraph-rsid="001c8d4d" style:font-size-asian="10pt" style:font-weight-asian="bold" style:font-size-complex="10pt" style:font-weight-complex="bold"/>
    </style:style>
    <style:style style:name="P30" style:family="paragraph" style:parent-style-name="Standard">
      <style:text-properties fo:color="#00a933" loext:opacity="100%" style:font-name="Lucida Console" fo:font-size="10pt" fo:language="ru" fo:country="RU" fo:font-weight="bold" officeooo:rsid="00276f1d" officeooo:paragraph-rsid="00276f1d" style:font-size-asian="10pt" style:font-weight-asian="bold" style:font-size-complex="10pt" style:font-weight-complex="bold"/>
    </style:style>
    <style:style style:name="P31" style:family="paragraph" style:parent-style-name="Standard">
      <style:text-properties fo:color="#00a933" loext:opacity="100%" style:font-name="Lucida Console" fo:font-size="10pt" officeooo:paragraph-rsid="00142143" fo:background-color="transparent" style:font-size-asian="10pt" style:font-size-complex="10pt"/>
    </style:style>
    <style:style style:name="P32" style:family="paragraph" style:parent-style-name="Standard">
      <style:text-properties fo:color="#00a933" loext:opacity="100%" style:font-name="Lucida Console" fo:font-size="10pt" fo:language="en" fo:country="US" officeooo:rsid="0019cbde" officeooo:paragraph-rsid="0019cbde" style:font-size-asian="10pt" style:font-size-complex="10pt"/>
    </style:style>
    <style:style style:name="P33" style:family="paragraph" style:parent-style-name="Standard">
      <style:text-properties style:font-name="Lucida Console" fo:font-size="10pt" style:font-size-asian="10pt" style:font-size-complex="10pt"/>
    </style:style>
    <style:style style:name="P34" style:family="paragraph" style:parent-style-name="Standard">
      <style:text-properties style:font-name="Lucida Console" fo:font-size="10pt" officeooo:paragraph-rsid="000a2c3c" style:font-size-asian="10pt" style:font-size-complex="10pt"/>
    </style:style>
    <style:style style:name="P35" style:family="paragraph" style:parent-style-name="Standard">
      <style:text-properties style:font-name="Lucida Console" fo:font-size="10pt" officeooo:paragraph-rsid="000aa869" style:font-size-asian="10pt" style:font-size-complex="10pt"/>
    </style:style>
    <style:style style:name="P36" style:family="paragraph" style:parent-style-name="Standard">
      <style:text-properties style:font-name="Lucida Console" fo:font-size="10pt" officeooo:paragraph-rsid="000b9bb5" style:font-size-asian="10pt" style:font-size-complex="10pt"/>
    </style:style>
    <style:style style:name="P37" style:family="paragraph" style:parent-style-name="Standard">
      <style:text-properties style:font-name="Lucida Console" fo:font-size="10pt" officeooo:paragraph-rsid="000d3036" style:font-size-asian="10pt" style:font-size-complex="10pt"/>
    </style:style>
    <style:style style:name="P38" style:family="paragraph" style:parent-style-name="Standard">
      <style:text-properties style:font-name="Lucida Console" fo:font-size="10pt" officeooo:paragraph-rsid="000d5756" style:font-size-asian="10pt" style:font-size-complex="10pt"/>
    </style:style>
    <style:style style:name="P39" style:family="paragraph" style:parent-style-name="Standard">
      <style:text-properties style:font-name="Lucida Console" fo:font-size="10pt" officeooo:paragraph-rsid="000fdbea" style:font-size-asian="10pt" style:font-size-complex="10pt"/>
    </style:style>
    <style:style style:name="P40" style:family="paragraph" style:parent-style-name="Standard">
      <style:text-properties style:font-name="Lucida Console" fo:font-size="10pt" officeooo:paragraph-rsid="00142143" style:font-size-asian="10pt" style:font-size-complex="10pt"/>
    </style:style>
    <style:style style:name="P41" style:family="paragraph" style:parent-style-name="Standard">
      <style:text-properties style:font-name="Lucida Console" fo:font-size="10pt" officeooo:paragraph-rsid="00178ec9" style:font-size-asian="10pt" style:font-size-complex="10pt"/>
    </style:style>
    <style:style style:name="P42" style:family="paragraph" style:parent-style-name="Standard">
      <style:text-properties style:font-name="Lucida Console" fo:font-size="10pt" officeooo:paragraph-rsid="0019203c" style:font-size-asian="10pt" style:font-size-complex="10pt"/>
    </style:style>
    <style:style style:name="P43" style:family="paragraph" style:parent-style-name="Standard">
      <style:text-properties style:font-name="Lucida Console" fo:font-size="10pt" officeooo:paragraph-rsid="00199691" style:font-size-asian="10pt" style:font-size-complex="10pt"/>
    </style:style>
    <style:style style:name="P44" style:family="paragraph" style:parent-style-name="Standard">
      <style:text-properties style:font-name="Lucida Console" fo:font-size="10pt" officeooo:paragraph-rsid="0019cbde" style:font-size-asian="10pt" style:font-size-complex="10pt"/>
    </style:style>
    <style:style style:name="P45" style:family="paragraph" style:parent-style-name="Standard">
      <style:text-properties style:font-name="Lucida Console" fo:font-size="10pt" officeooo:paragraph-rsid="0021b819" style:font-size-asian="10pt" style:font-size-complex="10pt"/>
    </style:style>
    <style:style style:name="P46" style:family="paragraph" style:parent-style-name="Standard">
      <style:text-properties style:font-name="Lucida Console" fo:font-size="10pt" officeooo:paragraph-rsid="001f9d7a" style:font-size-asian="10pt" style:font-size-complex="10pt"/>
    </style:style>
    <style:style style:name="P47" style:family="paragraph" style:parent-style-name="Standard">
      <style:text-properties style:font-name="Lucida Console" fo:font-size="10pt" officeooo:paragraph-rsid="0024fdb4" style:font-size-asian="10pt" style:font-size-complex="10pt"/>
    </style:style>
    <style:style style:name="P48" style:family="paragraph" style:parent-style-name="Standard">
      <style:text-properties fo:color="#c9211e" loext:opacity="100%" style:font-name="Lucida Console" fo:font-size="10pt" officeooo:paragraph-rsid="000fdbea" style:font-size-asian="10pt" style:font-size-complex="10pt"/>
    </style:style>
    <style:style style:name="P49" style:family="paragraph" style:parent-style-name="Standard">
      <style:text-properties fo:color="#c9211e" loext:opacity="100%" style:font-name="Lucida Console" fo:font-size="10pt" fo:language="en" fo:country="US" officeooo:rsid="000fdbea" officeooo:paragraph-rsid="00142143" style:font-size-asian="10pt" style:font-size-complex="10pt"/>
    </style:style>
    <style:style style:name="P50" style:family="paragraph" style:parent-style-name="Standard">
      <style:text-properties fo:color="#c9211e" loext:opacity="100%" style:font-name="Lucida Console" fo:font-size="10pt" fo:language="ru" fo:country="RU" officeooo:rsid="000fdbea" officeooo:paragraph-rsid="00142143" style:font-size-asian="10pt" style:font-size-complex="10pt"/>
    </style:style>
    <style:style style:name="P51" style:family="paragraph" style:parent-style-name="Standard">
      <style:text-properties fo:color="#00a933" loext:opacity="100%" style:font-name="Lucida Console" fo:font-size="10pt" officeooo:paragraph-rsid="002c4914" style:font-size-asian="10pt" style:font-size-complex="10pt"/>
    </style:style>
    <style:style style:name="P52" style:family="paragraph" style:parent-style-name="Standard">
      <style:text-properties fo:color="#00a933" loext:opacity="100%" style:font-name="Lucida Console" fo:font-size="10pt" officeooo:paragraph-rsid="000aa869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officeooo:rsid="000a2c3c" style:font-weight-asian="bold" style:font-weight-complex="bold"/>
    </style:style>
    <style:style style:name="T3" style:family="text">
      <style:text-properties fo:language="en" fo:country="US" fo:font-weight="bold" officeooo:rsid="00142143" style:font-weight-asian="bold" style:font-weight-complex="bold"/>
    </style:style>
    <style:style style:name="T4" style:family="text">
      <style:text-properties fo:language="en" fo:country="US" officeooo:rsid="000aa869"/>
    </style:style>
    <style:style style:name="T5" style:family="text">
      <style:text-properties fo:language="en" fo:country="US" officeooo:rsid="00178ec9"/>
    </style:style>
    <style:style style:name="T6" style:family="text">
      <style:text-properties fo:language="en" fo:country="US" officeooo:rsid="00199691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officeooo:rsid="000a2c3c" style:font-weight-asian="bold" style:font-weight-complex="bold"/>
    </style:style>
    <style:style style:name="T9" style:family="text">
      <style:text-properties fo:language="ru" fo:country="RU" fo:font-weight="bold" officeooo:rsid="000aa869" style:font-weight-asian="bold" style:font-weight-complex="bold"/>
    </style:style>
    <style:style style:name="T10" style:family="text">
      <style:text-properties fo:language="ru" fo:country="RU" fo:font-weight="bold" officeooo:rsid="000b9bb5" style:font-weight-asian="bold" style:font-weight-complex="bold"/>
    </style:style>
    <style:style style:name="T11" style:family="text">
      <style:text-properties fo:language="ru" fo:country="RU" fo:font-weight="bold" officeooo:rsid="000d3036" style:font-weight-asian="bold" style:font-weight-complex="bold"/>
    </style:style>
    <style:style style:name="T12" style:family="text">
      <style:text-properties fo:language="ru" fo:country="RU" fo:font-weight="bold" officeooo:rsid="000d2a2d" style:font-weight-asian="bold" style:font-weight-complex="bold"/>
    </style:style>
    <style:style style:name="T13" style:family="text">
      <style:text-properties fo:language="ru" fo:country="RU" fo:font-weight="bold" officeooo:rsid="00142143" style:font-weight-asian="bold" style:font-weight-complex="bold"/>
    </style:style>
    <style:style style:name="T14" style:family="text">
      <style:text-properties fo:language="ru" fo:country="RU" fo:font-weight="bold" officeooo:rsid="0015946b" style:font-weight-asian="bold" style:font-weight-complex="bold"/>
    </style:style>
    <style:style style:name="T15" style:family="text">
      <style:text-properties fo:language="ru" fo:country="RU" fo:font-weight="bold" officeooo:rsid="001a2784" style:font-weight-asian="bold" style:font-weight-complex="bold"/>
    </style:style>
    <style:style style:name="T16" style:family="text">
      <style:text-properties fo:language="ru" fo:country="RU" fo:font-weight="bold" officeooo:rsid="001b4923" style:font-weight-asian="bold" style:font-weight-complex="bold"/>
    </style:style>
    <style:style style:name="T17" style:family="text">
      <style:text-properties fo:language="ru" fo:country="RU" fo:font-weight="bold" officeooo:rsid="002c4914" style:font-weight-asian="bold" style:font-weight-complex="bold"/>
    </style:style>
    <style:style style:name="T18" style:family="text">
      <style:text-properties fo:language="ru" fo:country="RU" fo:font-weight="bold" officeooo:rsid="00142143" fo:background-color="transparent" loext:char-shading-value="0" style:font-weight-asian="bold" style:font-weight-complex="bold"/>
    </style:style>
    <style:style style:name="T19" style:family="text">
      <style:text-properties fo:language="ru" fo:country="RU" officeooo:rsid="0019cbde"/>
    </style:style>
    <style:style style:name="T20" style:family="text">
      <style:text-properties style:use-window-font-color="true" loext:opacity="0%"/>
    </style:style>
    <style:style style:name="T21" style:family="text">
      <style:text-properties fo:color="#00a933" loext:opacity="100%"/>
    </style:style>
    <style:style style:name="T22" style:family="text">
      <style:text-properties fo:color="#00a933" loext:opacity="100%" fo:font-weight="bold" officeooo:rsid="000a2c3c" style:font-weight-asian="bold" style:font-weight-complex="bold"/>
    </style:style>
    <style:style style:name="T23" style:family="text">
      <style:text-properties fo:color="#00a933" loext:opacity="100%" fo:font-weight="bold" officeooo:rsid="001f9d7a" style:font-weight-asian="bold" style:font-weight-complex="bold"/>
    </style:style>
    <style:style style:name="T24" style:family="text">
      <style:text-properties fo:color="#00a933" loext:opacity="100%" fo:language="ru" fo:country="RU" fo:font-weight="bold" officeooo:rsid="000a2c3c" style:font-weight-asian="bold" style:font-weight-complex="bold"/>
    </style:style>
    <style:style style:name="T25" style:family="text">
      <style:text-properties fo:color="#00a933" loext:opacity="100%" fo:language="ru" fo:country="RU" fo:font-weight="bold" officeooo:rsid="000aa869" style:font-weight-asian="bold" style:font-weight-complex="bold"/>
    </style:style>
    <style:style style:name="T26" style:family="text">
      <style:text-properties fo:color="#00a933" loext:opacity="100%" fo:language="ru" fo:country="RU" fo:font-weight="bold" officeooo:rsid="000d2a2d" style:font-weight-asian="bold" style:font-weight-complex="bold"/>
    </style:style>
    <style:style style:name="T27" style:family="text">
      <style:text-properties fo:color="#00a933" loext:opacity="100%" fo:language="ru" fo:country="RU" fo:font-weight="bold" officeooo:rsid="00142143" style:font-weight-asian="bold" style:font-weight-complex="bold"/>
    </style:style>
    <style:style style:name="T28" style:family="text">
      <style:text-properties fo:color="#00a933" loext:opacity="100%" fo:language="ru" fo:country="RU" fo:font-weight="bold" officeooo:rsid="00178ec9" style:font-weight-asian="bold" style:font-weight-complex="bold"/>
    </style:style>
    <style:style style:name="T29" style:family="text">
      <style:text-properties fo:color="#00a933" loext:opacity="100%" fo:language="ru" fo:country="RU" fo:font-weight="bold" officeooo:rsid="0019203c" style:font-weight-asian="bold" style:font-weight-complex="bold"/>
    </style:style>
    <style:style style:name="T30" style:family="text">
      <style:text-properties fo:color="#00a933" loext:opacity="100%" fo:language="ru" fo:country="RU" fo:font-weight="bold" officeooo:rsid="00199691" style:font-weight-asian="bold" style:font-weight-complex="bold"/>
    </style:style>
    <style:style style:name="T31" style:family="text">
      <style:text-properties fo:color="#00a933" loext:opacity="100%" fo:language="ru" fo:country="RU" fo:font-weight="bold" officeooo:rsid="00142143" fo:background-color="transparent" loext:char-shading-value="0" style:font-weight-asian="bold" style:font-weight-complex="bold"/>
    </style:style>
    <style:style style:name="T32" style:family="text">
      <style:text-properties fo:color="#00a933" loext:opacity="100%" fo:language="ru" fo:country="RU" officeooo:rsid="0019cbde"/>
    </style:style>
    <style:style style:name="T33" style:family="text">
      <style:text-properties fo:color="#00a933" loext:opacity="100%" fo:language="en" fo:country="US" fo:font-weight="bold" officeooo:rsid="000a2c3c" style:font-weight-asian="bold" style:font-weight-complex="bold"/>
    </style:style>
    <style:style style:name="T34" style:family="text">
      <style:text-properties fo:color="#00a933" loext:opacity="100%" fo:background-color="transparent" loext:char-shading-value="0"/>
    </style:style>
    <style:style style:name="T35" style:family="text">
      <style:text-properties fo:color="#ff0000" loext:opacity="100%" fo:language="ru" fo:country="RU" fo:font-weight="bold" officeooo:rsid="0019203c" style:font-weight-asian="bold" style:font-weight-complex="bold"/>
    </style:style>
    <style:style style:name="T36" style:family="text">
      <style:text-properties fo:color="#c9211e" loext:opacity="100%" fo:font-weight="bold" officeooo:rsid="000e24e1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d3036" style:font-weight-asian="bold" style:font-weight-complex="bold"/>
    </style:style>
    <style:style style:name="T39" style:family="text">
      <style:text-properties fo:font-weight="bold" officeooo:rsid="0019203c" style:font-weight-asian="bold" style:font-weight-complex="bold"/>
    </style:style>
    <style:style style:name="T40" style:family="text">
      <style:text-properties officeooo:rsid="00178ec9"/>
    </style:style>
    <style:style style:name="T41" style:family="text">
      <style:text-properties officeooo:rsid="0019cbde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1f4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ommand Line Terminal Linux (GitBash commands)</text:p>
      <text:p text:style-name="P33"/>
      <text:p text:style-name="P33">1) Посмотреть где я. <text:s/>pwd</text:p>
      <text:p text:style-name="P10">$ pwd</text:p>
      <text:p text:style-name="P10">/d <text:span text:style-name="T8">Нахожусь на диске </text:span><text:span text:style-name="T2">d</text:span></text:p>
      <text:p text:style-name="P33">2) Создать папку. <text:s text:c="2"/>mkdir</text:p>
      <text:p text:style-name="P10">$ mkdir test <text:span text:style-name="T8">Создана папка на диске </text:span><text:span text:style-name="T2">d </text:span><text:span text:style-name="T8">с названием </text:span><text:span text:style-name="T2">test</text:span></text:p>
      <text:p text:style-name="P33">3) Зайти в папку. <text:s text:c="2"/>cd /Путь</text:p>
      <text:p text:style-name="P11">$ cd /d/test <text:span text:style-name="T8">Зашла в папку test на диске d</text:span></text:p>
      <text:p text:style-name="P33">4) Создать 3 папки.</text:p>
      <text:p text:style-name="P34"><text:span text:style-name="T21">$ mkdir test1 test2 test3 </text:span><text:span text:style-name="T22">В папке </text:span><text:span text:style-name="T24">test на диске d создано 3 папки, с названиями test1 test2 test3</text:span><text:span text:style-name="T22"> </text:span></text:p>
      <text:p text:style-name="P33">5) Зайти в любую папку.</text:p>
      <text:p text:style-name="P11">$ cd /d/test/test1 <text:span text:style-name="T8">Зашла в папку test</text:span><text:span text:style-name="T2">1</text:span><text:span text:style-name="T8"> </text:span></text:p>
      <text:p text:style-name="P34">6) Создать 5 файлов (2 txt, 3 json). <text:s text:c="2"/>touch</text:p>
      <text:p text:style-name="P11">$ touch 1.txt 2.txt 3.json 4.json 5.json <text:span text:style-name="T8">Созданы файлы в форматах 2 txt, 3 json</text:span></text:p>
      <text:p text:style-name="P33">7) Создать 3 папки.</text:p>
      <text:p text:style-name="P35"><text:span text:style-name="T21">$ mkdir 1 2 3</text:span><text:span text:style-name="T20"> </text:span><text:span text:style-name="T24">Создан</text:span><text:span text:style-name="T25">ы</text:span><text:span text:style-name="T24"> папк</text:span><text:span text:style-name="T25">и</text:span><text:span text:style-name="T24"> на диске /d/test/test</text:span><text:span text:style-name="T25">1</text:span><text:span text:style-name="T33"> </text:span><text:span text:style-name="T24">с названием </text:span><text:span text:style-name="T25">1, 2, 3</text:span></text:p>
      <text:p text:style-name="P33">8) Вывести список содержимого папки. <text:s text:c="2"/><text:span text:style-name="T4">l</text:span>s</text:p>
      <text:p text:style-name="P10">$ ls</text:p>
      <text:p text:style-name="P12">1/ <text:s/>1.txt <text:s/>2/ <text:s/>2.txt <text:s/>3/ <text:s/>3.json <text:s/>4.json <text:s/>5.json <text:span text:style-name="T9">Список содержимого папки <text:s/></text:span><text:span text:style-name="T8">test</text:span><text:span text:style-name="T9">1</text:span></text:p>
      <text:p text:style-name="P33">9) + Открыть любой txt файл. <text:s/>open НазваниеФайла</text:p>
      <text:p text:style-name="P33">Или (если Windows): start .</text:p>
      <text:p text:style-name="P12">$ start 1.txt <text:span text:style-name="T9">Открыт файл 1.txt </text:span></text:p>
      <text:p text:style-name="P33">10) + написать туда что-нибудь, любой текст.</text:p>
      <text:p text:style-name="P22">Внесен текст в <text:span text:style-name="T7">файл 1.txt </text:span></text:p>
      <text:p text:style-name="P33">11) + сохранить и выйти. <text:s text:c="4"/>:wq</text:p>
      <text:p text:style-name="P1">$ :wq</text:p>
      <text:p text:style-name="P1">bash: :wq: command not found <text:span text:style-name="T10">Файл сохранен и закрыт вручную, командой не удалось выполнить, </text:span><text:span text:style-name="T17">даже при нажатии</text:span><text:span text:style-name="T10">.</text:span></text:p>
      <text:p text:style-name="P36">12) Выйти из папки на уровень выше. <text:s/>cd ../</text:p>
      <text:p text:style-name="P13">$ cd ../ <text:span text:style-name="T10">Переместилась в папку </text:span><text:span text:style-name="T37">/d/test</text:span></text:p>
      <text:p text:style-name="P36">13) Переместить любые 2 файла, которые вы создали, в любую другую папку. <text:s text:c="2"/>mv</text:p>
      <text:p text:style-name="P37"><text:span text:style-name="T26">Win10@DESKTOP-KGQV87U </text:span><text:span text:style-name="T21">MINGW64 /d/test</text:span></text:p>
      <text:p text:style-name="P10">$ cd /d/test/test1</text:p>
      <text:p text:style-name="P10"/>
      <text:p text:style-name="P10">Win10@DESKTOP-KGQV87U MINGW64 /d/test/test1</text:p>
      <text:p text:style-name="P14">$ mv 1.txt 2.txt /d/test/test2 <text:span text:style-name="T11">Выполнила возврат в папку /d/test/test1 и переместила </text:span><text:span text:style-name="T12">файлы 1.txt 2.txt в папку /d/test/test2</text:span><text:span text:style-name="T11"> </text:span></text:p>
      <text:p text:style-name="P33">14) Скопировать любые 2 файла, которые вы создали, в любую другую папку. <text:s text:c="2"/>cp</text:p>
      <text:p text:style-name="P14">$ cp 3.json 4.json /d/test/test2 <text:span text:style-name="T11">Файлы 3.json 4.json скопированы в /d/test/test2</text:span></text:p>
      <text:p text:style-name="P33">15) Найти файл по имени. <text:s/>find . -name «НазваниеФайла*»</text:p>
      <text:p text:style-name="P10">Win10@DESKTOP-KGQV87U MINGW64 /d/test/test1</text:p>
      <text:p text:style-name="P10">$ find . -name "3.json"</text:p>
      <text:p text:style-name="P14">./3.json <text:span text:style-name="T38">Я так понимаю нашел файл 3.json, только в той папке которой нахожусь /d/test/test1</text:span></text:p>
      <text:p text:style-name="P38">16) Посмотреть содержимое в реальном. <text:s text:c="2"/>tail</text:p>
      <text:p text:style-name="P38"><text:s/><text:span text:style-name="T36">Ничего не происходит, программа зависла.</text:span></text:p>
      <text:p text:style-name="P33">17) Вывести несколько первых строк из текстового файла. <text:s/>head -5 НазваниеФайла.формат</text:p>
      <text:p text:style-name="P10">Win10@DESKTOP-KGQV87U MINGW64 /d/test/test2</text:p>
      <text:p text:style-name="P10">$ head -5 1.txt</text:p>
      <text:p text:style-name="P10">«Когда вас вдохновляет какая-то великая цель, какой-то необычный проект, все ваши мысли разрушают их узы». – Патанджали, ок. 200 – ок. 150 гг. до н.э.</text:p>
      <text:p text:style-name="P27">Вывела первые строки из текстового файла 1.<text:span text:style-name="T1">txt</text:span></text:p>
      <text:p text:style-name="P33">18) Вывести несколько последних строк из текстового файла. <text:s/>tail -5 НазваниеФайла.формат</text:p>
      <text:p text:style-name="P10">Win10@DESKTOP-KGQV87U MINGW64 /d/test/test2</text:p>
      <text:p text:style-name="P10">$ tail -1 1.txt</text:p>
      <text:p text:style-name="P10">«Когда вас вдохновляет какая-то великая цель, какой-то необычный проект, все ваши мысли разрушают их узы». – Патанджали, ок. 200 – ок. 150 гг. до н.э.</text:p>
      <text:p text:style-name="P27">Вывела последнии строки из текстового файла 1.<text:span text:style-name="T1">txt</text:span></text:p>
      <text:p text:style-name="P33">19) Посмотреть содержимое длинного файла (команда less) изучите как она работает. <text:s text:c="2"/>less НазваниеФайла.формат</text:p>
      <text:p text:style-name="P48">Win10@DESKTOP-KGQV87U MINGW64 /d/test/test2</text:p>
      <text:p text:style-name="P49">$ less 1.txt</text:p>
      <text:p text:style-name="P50">Программа зависла.</text:p>
      <text:p text:style-name="P39">20) Вывести дату и время. <text:s/>date</text:p>
      <text:p text:style-name="P33">=========</text:p>
      <text:p text:style-name="P10">Win10@DESKTOP-KGQV87U MINGW64 ~</text:p>
      <text:p text:style-name="P10"><text:soft-page-break/>$ date</text:p>
      <text:p text:style-name="P10">Mon Oct 24 10:37:17 RTZ 2022</text:p>
      <text:p text:style-name="P28">Вышла дата и время.</text:p>
      <text:p text:style-name="P33">21) Сделать папку dir_1.</text:p>
      <text:p text:style-name="P40"><text:span text:style-name="T34">$ mkdir dir_1 </text:span><text:span text:style-name="T31">Создана папка dir_1 на </text:span><text:span text:style-name="T27">/d/test/test2</text:span></text:p>
      <text:p text:style-name="P33">22) Зайти в папку dir_1.</text:p>
      <text:p text:style-name="P31">$ cd /d/test/test2/dir_1 <text:span text:style-name="T13">Зашла в папку <text:s/>dir_1</text:span></text:p>
      <text:p text:style-name="P33">23) Создать папку inner_dir_1.</text:p>
      <text:p text:style-name="P15">$ mkdir inner_dir_1 <text:span text:style-name="T3">C</text:span><text:span text:style-name="T18">оздана папка inner_dir_1 на /d/test/test2/dir_1</text:span></text:p>
      <text:p text:style-name="P33">24) Посмотреть где ты находишься.</text:p>
      <text:p text:style-name="P10">$ pwd</text:p>
      <text:p text:style-name="P10">/d/test/test2/dir_1 <text:span text:style-name="T14">Нахожусь в этой папке</text:span></text:p>
      <text:p text:style-name="P33">25) Находясь в папке dir_1 создать пустой текстовый файл tf_1.txt.</text:p>
      <text:p text:style-name="P41"><text:span text:style-name="T21">$ mkdir tf_1.txt </text:span><text:span text:style-name="T28">Создан файл</text:span></text:p>
      <text:p text:style-name="P33">26) Находясь в папке dir_1 через команду cat создать текстовый файл tf_2.txt со следующими строками:</text:p>
      <text:p text:style-name="P33">- the first 1</text:p>
      <text:p text:style-name="P33">- the second 2</text:p>
      <text:p text:style-name="P33">- the third 3</text:p>
      <text:p text:style-name="P33">cat &gt; НазваниеФайла</text:p>
      <text:p text:style-name="P16">$<text:span text:style-name="T1"> </text:span><text:span text:style-name="T5">cat</text:span><text:span text:style-name="T1"> &gt; </text:span>tf_<text:span text:style-name="T40">2</text:span>.txt </text:p>
      <text:p text:style-name="P16">- the first 1</text:p>
      <text:p text:style-name="P16">- the second 2</text:p>
      <text:p text:style-name="P16">- the third 3</text:p>
      <text:p text:style-name="P42"><text:span text:style-name="T29">Создался файл со строками. </text:span><text:span text:style-name="T35">Но закрыть эту команду не удалось, пришлось заново запускать гитбаш</text:span></text:p>
      <text:p text:style-name="P33">27) Зайти в папку inner_dir_1.</text:p>
      <text:p text:style-name="P10">$ cd /d/test/test2/dir_1/inner_dir_1 <text:span text:style-name="T39">Зашла в папку</text:span></text:p>
      <text:p text:style-name="P33">28) Через cat сделать текстовый файл tf_3.txt <text:s/>c любыми строками.</text:p>
      <text:p text:style-name="P17">$<text:span text:style-name="T1"> </text:span><text:span text:style-name="T5">cat</text:span><text:span text:style-name="T1"> &gt; </text:span>tf_<text:span text:style-name="T6">3</text:span>.txt </text:p>
      <text:p text:style-name="P17">Привет<text:line-break/>12356<text:line-break/>hello</text:p>
      <text:p text:style-name="P43"><text:span text:style-name="T29">Создался файл со строками. </text:span><text:span text:style-name="T35">Но закрыть эту команду не удалось, пришлось заново запускать гитбаш</text:span></text:p>
      <text:p text:style-name="P33"><text:s/>29) Через cat добавить в текстовый файл tf_3.txt строку “the second 2”.</text:p>
      <text:p text:style-name="P33"><text:s/>30) Через cat добавить в текстовый файл tf_3.txt строку “the sec 2”.</text:p>
      <text:p text:style-name="P33"><text:s/>31) Через cat добавить в текстовый файл tf_3.txt строку “the SeCoNd 2”.</text:p>
      <text:p text:style-name="P33">===(29-31)</text:p>
      <text:p text:style-name="P33">cat &gt;&gt; НазваниеФайла</text:p>
      <text:p text:style-name="P10">$ cat &gt;&gt; tf_3.txt</text:p>
      <text:p text:style-name="P10">“the second 2”</text:p>
      <text:p text:style-name="P10">“the sec 2”</text:p>
      <text:p text:style-name="P10">“the SeCoNd 2”</text:p>
      <text:p text:style-name="P43"><text:span text:style-name="T29">Создал</text:span><text:span text:style-name="T30">ись строки в файле</text:span><text:span text:style-name="T29">. </text:span><text:span text:style-name="T35">Но закрыть эту команду не удалось, пришлось заново запускать гитбаш</text:span></text:p>
      <text:p text:style-name="P33"><text:s/>32) Через cat добавить в текстовый файл tf_2.txt строку “the sec 3”.</text:p>
      <text:p text:style-name="P33"><text:s/>33) Через cat добавить в текстовый файл tf_2.txt строку “the seConD 2”.</text:p>
      <text:p text:style-name="P33">===(32-33)</text:p>
      <text:p text:style-name="P33">cat &gt;&gt; ../НазваниеФайла</text:p>
      <text:p text:style-name="P10">$ cat &gt;&gt; ../tf_2.txt</text:p>
      <text:p text:style-name="P10">“the sec 3”</text:p>
      <text:p text:style-name="P10">“the seConD 2”</text:p>
      <text:p text:style-name="P43"><text:span text:style-name="T29">Создал</text:span><text:span text:style-name="T30">ись строки в файле</text:span><text:span text:style-name="T29">. </text:span><text:span text:style-name="T35">Но закрыть эту команду не удалось, пришлось заново запускать гитбаш</text:span></text:p>
      <text:p text:style-name="P33">34) Сделать текстовый файл tf_4.txt в котором будет 15 строк.</text:p>
      <text:p text:style-name="P18">$<text:span text:style-name="T1"> </text:span><text:span text:style-name="T5">cat</text:span><text:span text:style-name="T1"> &gt; </text:span>tf_<text:span text:style-name="T19">4</text:span>.txt </text:p>
      <text:p text:style-name="P18"><text:span text:style-name="T41">1</text:span><text:line-break/><text:span text:style-name="T41">2</text:span><text:line-break/><text:span text:style-name="T41">3</text:span></text:p>
      <text:p text:style-name="P19">а</text:p>
      <text:p text:style-name="P19">ва</text:p>
      <text:p text:style-name="P19">ва</text:p>
      <text:p text:style-name="P19">в</text:p>
      <text:p text:style-name="P19">ва</text:p>
      <text:p text:style-name="P19">в</text:p>
      <text:p text:style-name="P19">в</text:p>
      <text:p text:style-name="P19">ва</text:p>
      <text:p text:style-name="P19">ва</text:p>
      <text:p text:style-name="P19">в</text:p>
      <text:p text:style-name="P19">вп</text:p>
      <text:p text:style-name="P19">ва</text:p>
      <text:p text:style-name="P44"><text:soft-page-break/><text:span text:style-name="T29">Создался файл со строками. </text:span><text:span text:style-name="T35">Но закрыть эту команду не удалось, пришлось заново запускать гитбаш</text:span></text:p>
      <text:p text:style-name="P33">35) Сделать текстовый файл tF_5.txt в котором будет 13 строк.</text:p>
      <text:p text:style-name="P18">$<text:span text:style-name="T1"> </text:span><text:span text:style-name="T5">cat</text:span><text:span text:style-name="T1"> &gt; tF_5.txt</text:span> </text:p>
      <text:p text:style-name="P18"><text:span text:style-name="T41">1</text:span><text:line-break/><text:span text:style-name="T41">2</text:span><text:line-break/><text:span text:style-name="T41">3</text:span></text:p>
      <text:p text:style-name="P19">а</text:p>
      <text:p text:style-name="P19">ва</text:p>
      <text:p text:style-name="P19">ва</text:p>
      <text:p text:style-name="P19">в</text:p>
      <text:p text:style-name="P19">ва</text:p>
      <text:p text:style-name="P19">в</text:p>
      <text:p text:style-name="P19">в</text:p>
      <text:p text:style-name="P19">ва</text:p>
      <text:p text:style-name="P19">ва</text:p>
      <text:p text:style-name="P19">в</text:p>
      <text:p text:style-name="P44"><text:span text:style-name="T29">Создался файл со строками. </text:span><text:span text:style-name="T35">Но закрыть эту команду не удалось, пришлось заново запускать гитбаш</text:span></text:p>
      <text:p text:style-name="P44">36) Вывести список всех файлов в папке. <text:s text:c="2"/>ls</text:p>
      <text:p text:style-name="P32">$ ls</text:p>
      <text:p text:style-name="P44"><text:span text:style-name="T21">tf_</text:span><text:span text:style-name="T32">4</text:span><text:span text:style-name="T21">.txt <text:s/>tF_5.txt.txt <text:s/>tf_3.txt</text:span></text:p>
      <text:p text:style-name="P23"><text:span text:style-name="T19">Вывелся список содержимого </text:span>/d/test/test2/dir_1/inner_dir_1</text:p>
      <text:p text:style-name="P33">37) Выйти из папки inner_dir_1.</text:p>
      <text:p text:style-name="P24"><text:span text:style-name="T42">$ cd ../ </text:span><text:span text:style-name="T19">Вышла в папку н уровень выше /d/test/test2/dir_1</text:span></text:p>
      <text:p text:style-name="P33">38) Вывести содержимое файла tf_3.txt в терминал. <text:s text:c="2"/>tail Путь/tf_3.txt</text:p>
      <text:p text:style-name="P10">$ tail /d/test/test2/dir_1/inner_dir_1/tf_3.txt</text:p>
      <text:p text:style-name="P10">Привет</text:p>
      <text:p text:style-name="P10">12356</text:p>
      <text:p text:style-name="P10">hello</text:p>
      <text:p text:style-name="P10"><text:s/>stash</text:p>
      <text:p text:style-name="P10">: stash</text:p>
      <text:p text:style-name="P10"><text:s text:c="3"/>:wq</text:p>
      <text:p text:style-name="P10">“the second 2”</text:p>
      <text:p text:style-name="P10">“the sec 2”</text:p>
      <text:p text:style-name="P10">“the SeCoNd 2” <text:span text:style-name="T15">Вывелась информация о записях в файле</text:span></text:p>
      <text:p text:style-name="P33">39) Найти путь к файлу tf_4.txt.</text:p>
      <text:p text:style-name="P25">$ pwd tf_4.txt</text:p>
      <text:p text:style-name="P10">/d/test/test2/dir_1 <text:span text:style-name="T16">Нашел путь в котором находится файл</text:span></text:p>
      <text:p text:style-name="P33">40) Очистить файл tf_4.txt от содержимого без удаления самого файла.</text:p>
      <text:p text:style-name="P10">$ cat /dev/null &gt; tf_4.txt</text:p>
      <text:p text:style-name="P29">Очистила содержимое файла</text:p>
      <text:p text:style-name="P33">41) Найти путь к файлам у которых есть <text:s/>“tf” в названии.</text:p>
      <text:p text:style-name="P1">$ find / -name "tf*"</text:p>
      <text:p text:style-name="P1">find: ‘/tmp/WinSAT’: Permission denied</text:p>
      <text:p text:style-name="P1">/usr/share/vim/vim82/indent/tf.vim</text:p>
      <text:p text:style-name="P1">/usr/share/vim/vim82/syntax/tf.vim</text:p>
      <text:p text:style-name="P5">Вывел, но не все или вообще не те файлы</text:p>
      <text:p text:style-name="P33">42) Найти путь к файлам у которых есть <text:s/>“tf” в названии и буквы в любом регистре.</text:p>
      <text:p text:style-name="P2">$ grep -l <text:s/>“tf”</text:p>
      <text:p text:style-name="P6">Ничего не происходит, программа зависла</text:p>
      <text:p text:style-name="P33">43) Найти строки в файлах где есть комбинация букв “sec” в текущей папке.</text:p>
      <text:p text:style-name="P2">$ grep -iw “sec”</text:p>
      <text:p text:style-name="P6">Ничего не происходит, программа зависла</text:p>
      <text:p text:style-name="P45">44) Найти строки в файлах где есть комбинация букв “sec” в любом регистре в текущей папке.</text:p>
      <text:p text:style-name="P2">$ grep -iw “sec”</text:p>
      <text:p text:style-name="P6">Ничего не происходит, программа зависла</text:p>
      <text:p text:style-name="P33">45) Найти строки в файлах где есть только комбинация букв “sec” в текущей папке.</text:p>
      <text:p text:style-name="P2">$ grep -iw “sec”</text:p>
      <text:p text:style-name="P6">Ничего не происходит, программа зависла</text:p>
      <text:p text:style-name="P33">46) Найти строки в файлах где есть только комбинация букв “sec” в любом регистре в текущей папке. <text:s/>grep -iw</text:p>
      <text:p text:style-name="P1">$ grep -iw “sec”</text:p>
      <text:p text:style-name="P7">Ничего не происходит, программа зависла</text:p>
      <text:p text:style-name="P33">47) Найти строки в файлах где есть комбинация букв “second” в текущей папке.</text:p>
      <text:p text:style-name="P2">$ grep -i “second”</text:p>
      <text:p text:style-name="P6">Ничего не происходит, программа зависла</text:p>
      <text:p text:style-name="P33">48) Найти строки в файлах где есть комбинация букв “second” в любом регистре в текущей папке. <text:s text:c="2"/>grep -i</text:p>
      <text:p text:style-name="P1"><text:soft-page-break/>$ grep -i “second”</text:p>
      <text:p text:style-name="P7">Ничего не происходит, программа зависла</text:p>
      <text:p text:style-name="P33">49) Найти строки в файлах где есть комбинация букв “second” во всех папках ниже уровнем. grep -r</text:p>
      <text:p text:style-name="P3">$ grep -r “second”</text:p>
      <text:p text:style-name="P7">Ничего не происходит, программа зависла</text:p>
      <text:p text:style-name="P33">50) Найти только путь и название файла в строках, у которых есть комбинация букв “second” в текущей папке. <text:s text:c="2"/>grep -l</text:p>
      <text:p text:style-name="P4"><text:span text:style-name="T43">$ </text:span>grep -l “second”</text:p>
      <text:p text:style-name="P8">Ничего не происходит, программа зависла</text:p>
      <text:p text:style-name="P33">51) Найти все строки во всех файлах где нет комбинации “second”. <text:s text:c="2"/>grep -r -v</text:p>
      <text:p text:style-name="P20"><text:span text:style-name="T43">$ </text:span>grep -r -v “second”</text:p>
      <text:p text:style-name="P26">Нашел кучу расположений файлов\строк. Больше 2-х часов выводил строки, я прервала, т.к уж очень долго.</text:p>
      <text:p text:style-name="P33">52) Найти только название и путь к файлам, где нет комбинации “second”. <text:s text:c="2"/>grep -l -r -v</text:p>
      <text:p text:style-name="P20"><text:span text:style-name="T43">$ </text:span>grep -l -r -v “second”</text:p>
      <text:p text:style-name="P46"><text:span text:style-name="T23">Нашел кучу названий и путей к файлам. Больше 40 мин. выводил пути\названия, я прервала, т.к уж очень долго. Например такие </text:span><text:span text:style-name="T21">AppData/Local/Microsoft/Edge/User Data/Default/Cache/Cache_Data/f_000101</text:span></text:p>
      <text:p text:style-name="P47">53) Вывести в терминал 4 последних строк любого текстового файла.</text:p>
      <text:p text:style-name="P21">$ tail -n 4 tf_2.txt</text:p>
      <text:p text:style-name="P10">:wq</text:p>
      <text:p text:style-name="P10"/>
      <text:p text:style-name="P10">“the sec 3”</text:p>
      <text:p text:style-name="P10">“the seConD 2”</text:p>
      <text:p text:style-name="P30">Вывела <text:span text:style-name="T1">4</text:span> последнии строки текстового файла <text:s/>tf_2.txt</text:p>
      <text:p text:style-name="P33">54) Вывести в терминал 4 первые строки любого текстового файла.</text:p>
      <text:p text:style-name="P10">$ head -n 4 tf_2.txt</text:p>
      <text:p text:style-name="P10">- the first 1</text:p>
      <text:p text:style-name="P10">- the second 2</text:p>
      <text:p text:style-name="P10">- the third 3</text:p>
      <text:p text:style-name="P10">Привет</text:p>
      <text:p text:style-name="P30">Вывела <text:span text:style-name="T1">4 </text:span>первые строки текстового файла <text:s/>tf_2.txt</text:p>
      <text:p text:style-name="P33">55) Просто вывести в терминал строку “Good job!!”. <text:s text:c="2"/>Echo</text:p>
      <text:p text:style-name="P10">echo “Good job!!”</text:p>
      <text:p text:style-name="P10">echo “Good jobhead -n 4 tf_2.txt”</text:p>
      <text:p text:style-name="P10">“Good jobhead -n 4 tf_2.txt”</text:p>
      <text:p text:style-name="P30">Вышел отчет о хорошей работе по последней команде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Console1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2T22:44:54.903000000</dc:date>
    <meta:editing-duration>PT1H26M14S</meta:editing-duration>
    <meta:editing-cycles>8</meta:editing-cycles>
    <meta:generator>LibreOffice/7.3.0.3$Windows_X86_64 LibreOffice_project/0f246aa12d0eee4a0f7adcefbf7c878fc2238db3</meta:generator>
    <meta:document-statistic meta:table-count="0" meta:image-count="0" meta:object-count="0" meta:page-count="4" meta:paragraph-count="217" meta:word-count="1363" meta:character-count="8254" meta:non-whitespace-character-count="7026"/>
  </office:meta>
</office:document-meta>
</file>